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Devanagari" svg:font-family="'Noto Sans Devanagari'"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text-properties officeooo:rsid="00053c54" officeooo:paragraph-rsid="00053c54"/>
    </style:style>
    <style:style style:name="P2" style:family="paragraph" style:parent-style-name="Standard">
      <style:text-properties officeooo:rsid="00055871" officeooo:paragraph-rsid="00055871"/>
    </style:style>
    <style:style style:name="P3" style:family="paragraph" style:parent-style-name="Standard">
      <style:text-properties officeooo:rsid="00055871" officeooo:paragraph-rsid="00071a72"/>
    </style:style>
    <style:style style:name="P4" style:family="paragraph" style:parent-style-name="Standard">
      <style:text-properties officeooo:rsid="000ae0ae" officeooo:paragraph-rsid="000ae0ae"/>
    </style:style>
    <style:style style:name="P5" style:family="paragraph" style:parent-style-name="Standard">
      <style:text-properties officeooo:rsid="000cde31" officeooo:paragraph-rsid="000cde31"/>
    </style:style>
    <style:style style:name="P6" style:family="paragraph" style:parent-style-name="Standard">
      <style:text-properties officeooo:rsid="000f7b28" officeooo:paragraph-rsid="000f7b28"/>
    </style:style>
    <style:style style:name="T1" style:family="text">
      <style:text-properties officeooo:rsid="00070554"/>
    </style:style>
    <style:style style:name="T2" style:family="text">
      <style:text-properties officeooo:rsid="00071a72"/>
    </style:style>
    <style:style style:name="T3" style:family="text">
      <style:text-properties officeooo:rsid="0008288c"/>
    </style:style>
    <style:style style:name="T4" style:family="text">
      <style:text-properties officeooo:rsid="000997bd"/>
    </style:style>
    <style:style style:name="T5" style:family="text">
      <style:text-properties officeooo:rsid="000ae0ae"/>
    </style:style>
    <style:style style:name="T6" style:family="text">
      <style:text-properties officeooo:rsid="000cde31"/>
    </style:style>
    <style:style style:name="T7" style:family="text">
      <style:text-properties officeooo:rsid="000cfb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hub</text:p>
      <text:p text:style-name="P1">- <text:span text:style-name="T5">I</text:span>ntro</text:p>
      <text:p text:style-name="P1">Github is the site where we host or code for this project. The site, as the name indicates, uses the git version system for code development. When some feature is ready, its respective branch is merged with the master branch.</text:p>
      <text:p text:style-name="P1">- <text:span text:style-name="T5">M</text:span>ain page</text:p>
      <text:p text:style-name="P1">On the main github page of the project we have a Readme documentation where the readme is displayed. It contains details about the project, such as the state of the project through TravisCI and SonarCloud integration (these will be detailed in a moment), the list of developers and a short documentation to aid people getting started on the project. <text:span text:style-name="T7">[progress slide to main page !!]</text:span></text:p>
      <text:p text:style-name="P1">- Advantages</text:p>
      <text:p text:style-name="P1">→ If a bug is introduced through updates to our code we can look at all the changes between versions on github, which greatly helps narrowing down the codebase to parts that have a high chance of containing the bug</text:p>
      <text:p text:style-name="P1">→ branches permit parallel development between members, which means that if 2 or more people change the same part of the project, conflicts can be easily resolved using diff tools</text:p>
      <text:p text:style-name="P1">→ many other tools natively support github integration which further helps our development workflow</text:p>
      <text:p text:style-name="P1"/>
      <text:p text:style-name="P2">TravisCI</text:p>
      <text:p text:style-name="P2">- <text:span text:style-name="T4">I</text:span>ntro</text:p>
      <text:p text:style-name="P2">Travis CI is a continuous integration service, it’s used for building and testing projects. The build configuration is done through a .travis.yml file, in which the language, dependencies and build instructions need to be indicated. Since our project uses docker images to contain parts of the project, our build scripts generates in the end docker files.</text:p>
      <text:p text:style-name="P2">- Build</text:p>
      <text:p text:style-name="P3">|The importance of the master branch comes into play here: when the master branch gets a new commit, travis starts a new build using the new code, and on success, the generated docker images will get pushed to our dockerhub repository. <text:span text:style-name="T7">[PRESENT travis.yml]</text:span></text:p>
      <text:p text:style-name="P3">- <text:span text:style-name="T2">Deployment</text:span></text:p>
      <text:p text:style-name="P3"><text:span text:style-name="T3">The d</text:span>eployment can be configured to be manual (the site only gets updated with new builds when we demand it), or automatic (when there’s a new build, the server gets updated immediately.) We’ve configured our build system to be automatic, since we only push to master, when we are sure that the code <text:span text:style-name="T1">works. In order to make the deployment automatic, a build stage that comes after the compilation and docker image generation (and push to dockerhub) was created which will issue a command to our server through ssh.</text:span></text:p>
      <text:p text:style-name="P2">- <text:span text:style-name="T5">Advantages</text:span></text:p>
      <text:p text:style-name="P2">→<text:span text:style-name="T5"> faster development cycles</text:span></text:p>
      <text:p text:style-name="P2">→<text:span text:style-name="T5"> easier/fast deployment</text:span></text:p>
      <text:p text:style-name="P2">→<text:span text:style-name="T5"> creating builds automatically for users (they don’t have to compile the code themselves)</text:span></text:p>
      <text:p text:style-name="P2">- <text:span text:style-name="T5">Disadvantages</text:span></text:p>
      <text:p text:style-name="P2">→<text:span text:style-name="T5"> dependencies need to be downloaded for docker images each time, which makes it possible to timeout due to travis servers not assigning enough bandwith to our build</text:span></text:p>
      <text:p text:style-name="P2"/>
      <text:p text:style-name="P4">SonarCloud</text:p>
      <text:p text:style-name="P4">- <text:span text:style-name="T6">I</text:span>ntro</text:p>
      <text:p text:style-name="P4">SonarCloud is a service for automatic verification/detection of code maintainability, reliability and vulnerabilities. <text:span text:style-name="T6">It’s used by many large companies, and is very mature for this purpose.</text:span></text:p>
      <text:p text:style-name="P5">It works by giving statistics about the code and is integrated with our github page. The quality gate is the our indicator whether or not the code is production ready.</text:p>
      <text:p text:style-name="P6"><text:soft-page-break/>Automatic Deployment</text:p>
      <text:p text:style-name="P6">- Intro</text:p>
      <text:p text:style-name="P6">Our automatic deployment is done through Dockerhub and ssh. When an image is finished building, travis CI is instructed to upload it to dockerhub</text:p>
      <text:p text:style-name="P6">When all parts of the project finished building, the deployment phase begins, where TravisCI logs into our server through ssh. There it launches a script, which will pull images from dockerhub, then relaunches the modified components.</text:p>
      <text:p text:style-name="P6">- Details</text:p>
      <text:p text:style-name="P6">Since we don’t have enough space on the server (around 10GB), we can’t keep old version of our images, and we frequently run into insufficent disk space errors. We can make quick changes through this system but due to the aforementioned limitation it’s hard to go back to a previous version if there are any serious bugs introdu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Devanagari" svg:font-family="'Noto Sans Devanagari'"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Bitstream Vera Sans" style:font-family-asian="'Bitstream Vera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Bitstream Vera Sans" style:font-family-asian="'Bitstream Vera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Bitstream Vera Sans" style:font-family-asian="'Bitstream Vera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Bitstream Vera Sans" style:font-family-asian="'Bitstream Vera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Bitstream Vera Sans" style:font-family-asian="'Bitstream Vera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Bitstream Vera Sans" style:font-family-asian="'Bitstream Vera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Bitstream Vera Sans" style:font-family-asian="'Bitstream Vera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Bitstream Vera Sans" style:font-family-asian="'Bitstream Vera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Bitstream Vera Sans" style:font-family-asian="'Bitstream Vera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Bitstream Vera Sans" style:font-family-asian="'Bitstream Vera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Bitstream Vera Sans" style:font-family-asian="'Bitstream Vera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0:29:10.298622254</meta:creation-date>
    <dc:date>2019-05-17T13:29:02.073625601</dc:date>
    <meta:editing-duration>PT1H47M45S</meta:editing-duration>
    <meta:editing-cycles>6</meta:editing-cycles>
    <meta:generator>LibreOffice/6.1.5.2$Linux_X86_64 LibreOffice_project/10$Build-2</meta:generator>
    <meta:document-statistic meta:table-count="0" meta:image-count="0" meta:object-count="0" meta:page-count="2" meta:paragraph-count="32" meta:word-count="628" meta:character-count="3748" meta:non-whitespace-character-count="3152"/>
  </office:meta>
</office:document-meta>
</file>